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7fd9" officeooo:paragraph-rsid="000a7f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name is prasa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2:17:45.905000000</meta:creation-date>
    <dc:date>2024-07-16T12:18:19.132000000</dc:date>
    <meta:editing-duration>PT33S</meta:editing-duration>
    <meta:editing-cycles>1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1" meta:word-count="4" meta:character-count="17" meta:non-whitespace-character-count="14"/>
  </office:meta>
</office:document-meta>
</file>